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b4ec" officeooo:paragraph-rsid="0009b4ec"/>
    </style:style>
    <style:style style:name="P2" style:family="paragraph" style:parent-style-name="Text_20_body">
      <style:text-properties officeooo:rsid="000b9c3b" officeooo:paragraph-rsid="000a3d8c"/>
    </style:style>
    <style:style style:name="P3" style:family="paragraph" style:parent-style-name="Text_20_body">
      <style:text-properties officeooo:rsid="000a4115" officeooo:paragraph-rsid="000a4115"/>
    </style:style>
    <style:style style:name="P4" style:family="paragraph" style:parent-style-name="Heading_20_1">
      <style:paragraph-properties fo:text-align="center" style:justify-single-word="false"/>
      <style:text-properties officeooo:paragraph-rsid="000a3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tatistics for Big Data Project</text:h>
      <text:p text:style-name="P2">To being data was tidied by omitting all NA values. This removed 6162 rows.</text:p>
      <text:p text:style-name="P2">treated as factor:</text:p>
      <text:p text:style-name="P3">Sex, Marital, Occupation, Dual-income, Status, Home type, Ethnic, Languag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0T15:00:35.085323276</dc:date>
    <meta:editing-duration>PT8M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36" meta:character-count="234" meta:non-whitespace-character-count="202"/>
  </office:meta>
</office:document-meta>
</file>